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5.278cm" style:rel-column-width="18205*"/>
    </style:style>
    <style:style style:name="Таблица1.B" style:family="table-column">
      <style:table-column-properties style:column-width="13.723cm" style:rel-column-width="47330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color="#000000" fo:language="en" fo:country="US"/>
    </style:style>
    <style:style style:name="P5" style:family="paragraph" style:parent-style-name="Text_20_body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fo:font-style="italic" style:font-style-asian="italic"/>
    </style:style>
    <style:style style:name="T4" style:family="text">
      <style:text-properties fo:color="#000000" fo:language="en" fo:country="US" fo:font-weight="bold" style:font-weight-asian="bold"/>
    </style:style>
    <style:style style:name="T5" style:family="text">
      <style:text-properties fo:font-variant="normal" fo:text-transform="none" fo:color="#000000" style:font-name="Times New Roman" fo:font-size="14pt" fo:letter-spacing="normal" fo:language="en" fo:country="US" fo:font-style="italic" fo:font-weight="normal" style:font-size-asian="14pt" style:font-style-asian="italic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32cm" svg:height="0.9cm" draw:z-index="0"><draw:image xlink:href="../../odt_eng/images/3062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Submodel execution condition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1" draw:name="Графический объект2" text:anchor-type="as-char" svg:width="4.581cm" svg:height="1.24cm" draw:z-index="0"><draw:image xlink:href="../../odt_eng/images/306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is a mechanism for freezing and unfreezing of a submodel calculation depending on external condition.</text:p>
            <text:p text:style-name="Text_20_body"><text:span text:style-name="Основной_20_шрифт_20_абзаца"><text:span text:style-name="T2">If the </text:span></text:span><text:span text:style-name="Основной_20_шрифт_20_абзаца"><text:span text:style-name="T3">Submodel execution condition</text:span></text:span><text:span text:style-name="Основной_20_шрифт_20_абзаца"><text:span text:style-name="T2"> unit is placed into the </text:span></text:span><text:span text:style-name="Основной_20_шрифт_20_абзаца"><text:span text:style-name="T5">SimInTech</text:span></text:span><text:span text:style-name="Основной_20_шрифт_20_абзаца"><text:span text:style-name="T3"> submodel</text:span></text:span><text:span text:style-name="Основной_20_шрифт_20_абзаца"><text:span text:style-name="T2">, then the submodel will obtain an additional input, and the submodel itself will be executed (calculated) provided that the logical one is applied to the input.</text:span></text:span></text:p>
            <text:p text:style-name="Text_20_body"><text:span text:style-name="Основной_20_шрифт_20_абзаца"><text:span text:style-name="T2">If the logical zero is </text:span></text:span><text:span text:style-name="Основной_20_шрифт_20_абзаца"><text:span text:style-name="T2">applied to the new input of the submodel, then the whole submodel and all its internal </text:span></text:span><text:span text:style-name="Основной_20_шрифт_20_абзаца"><text:span text:style-name="T2">unit</text:span></text:span><text:span text:style-name="Основной_20_шрифт_20_абзаца"><text:span text:style-name="T2">s </text:span></text:span><text:span text:style-name="Основной_20_шрифт_20_абзаца"><text:span text:style-name="T4">will be frozen</text:span></text:span><text:span text:style-name="Основной_20_шрифт_20_абзаца"><text:span text:style-name="T2"> until the next logical one is delivered to the submodel input again.</text:span>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Условие выполнения субмодели</dc:title>
    <meta:initial-creator>hp</meta:initial-creator>
    <meta:creation-date>2012-02-13T19:01:00</meta:creation-date>
    <dc:date>2012-03-05T19:25:31.82</dc:date>
    <meta:editing-cycles>5</meta:editing-cycles>
    <meta:editing-duration>PT5H31M55S</meta:editing-duration>
    <meta:document-statistic meta:character-count="598" meta:image-count="2" meta:object-count="0" meta:page-count="1" meta:paragraph-count="8" meta:table-count="1" meta:word-count="99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62.odt/Normal.dotm"/>
  </office:meta>
</office:document-meta>
</file>